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Roboto" svg:font-family="Roboto, sans-serif"/>
    <style:font-face style:name="var ff-primary" svg:font-family="'var ff-primary'"/>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fo:font-variant="normal" fo:text-transform="none" fo:color="#101f42" loext:opacity="100%" style:font-name="var ff-primary" fo:font-size="15pt" fo:font-style="normal" fo:font-weight="normal" officeooo:rsid="00057f55" officeooo:paragraph-rsid="00057f55" style:font-size-asian="15pt" style:font-style-asian="normal" style:font-weight-asian="normal" style:font-size-complex="15pt" style:font-style-complex="normal" style:font-weight-complex="normal"/>
    </style:style>
    <style:style style:name="P2" style:family="paragraph" style:parent-style-name="Heading_20_3">
      <style:text-properties fo:font-variant="normal" fo:text-transform="none" fo:color="#101f42" loext:opacity="100%" style:font-name="var ff-primary" fo:font-size="15pt" fo:font-style="normal" fo:font-weight="normal" officeooo:rsid="00057f55" officeooo:paragraph-rsid="000cde44" style:font-size-asian="15pt" style:font-style-asian="normal" style:font-weight-asian="normal" style:font-size-complex="15pt" style:font-style-complex="normal" style:font-weight-complex="normal"/>
    </style:style>
    <style:style style:name="P3" style:family="paragraph" style:parent-style-name="Heading_20_3">
      <style:text-properties fo:font-variant="normal" fo:text-transform="none" fo:color="#101f42" loext:opacity="100%" style:font-name="var ff-primary" fo:font-size="15pt" fo:font-style="normal" fo:font-weight="normal" officeooo:rsid="00057f55" officeooo:paragraph-rsid="00112f72" style:font-size-asian="15pt" style:font-style-asian="normal" style:font-weight-asian="normal" style:font-size-complex="15pt" style:font-style-complex="normal" style:font-weight-complex="normal"/>
    </style:style>
    <style:style style:name="P4" style:family="paragraph" style:parent-style-name="Heading_20_3">
      <style:text-properties fo:font-variant="normal" fo:text-transform="none" fo:color="#101f42" loext:opacity="100%" style:font-name="var ff-primary" fo:font-size="15pt" fo:font-style="normal" fo:font-weight="normal" officeooo:rsid="00057f55" officeooo:paragraph-rsid="001910ec" style:font-size-asian="15pt" style:font-style-asian="normal" style:font-weight-asian="normal" style:font-size-complex="15pt" style:font-style-complex="normal" style:font-weight-complex="normal"/>
    </style:style>
    <style:style style:name="P5" style:family="paragraph" style:parent-style-name="Heading_20_3">
      <style:text-properties fo:font-variant="normal" fo:text-transform="none" fo:color="#101f42" loext:opacity="100%" style:font-name="var ff-primary" fo:font-size="15pt" fo:font-style="normal" fo:font-weight="normal" officeooo:rsid="00057f55" officeooo:paragraph-rsid="001e09fd" style:font-size-asian="15pt" style:font-style-asian="normal" style:font-weight-asian="normal" style:font-size-complex="15pt" style:font-style-complex="normal" style:font-weight-complex="normal"/>
    </style:style>
    <style:style style:name="P6" style:family="paragraph" style:parent-style-name="Heading_20_3">
      <style:text-properties fo:font-variant="normal" fo:text-transform="none" fo:color="#101f42" loext:opacity="100%" style:font-name="var ff-primary" fo:font-size="15pt" fo:font-style="normal" fo:font-weight="normal" officeooo:rsid="00057f55" officeooo:paragraph-rsid="0021acb8" style:font-size-asian="15pt" style:font-style-asian="normal" style:font-weight-asian="normal" style:font-size-complex="15pt" style:font-style-complex="normal" style:font-weight-complex="normal"/>
    </style:style>
    <style:style style:name="P7" style:family="paragraph" style:parent-style-name="Standard">
      <style:text-properties fo:font-size="15pt" fo:font-style="normal" fo:font-weight="normal" officeooo:rsid="00057f55" officeooo:paragraph-rsid="00057f55" style:font-size-asian="15pt" style:font-style-asian="normal" style:font-weight-asian="normal" style:font-size-complex="15pt" style:font-style-complex="normal" style:font-weight-complex="normal"/>
    </style:style>
    <style:style style:name="P8" style:family="paragraph" style:parent-style-name="Standard">
      <style:text-properties fo:font-size="15pt" fo:font-style="normal" fo:font-weight="normal" officeooo:rsid="00057f55" officeooo:paragraph-rsid="00135b1b" style:font-size-asian="15pt" style:font-style-asian="normal" style:font-weight-asian="normal" style:font-size-complex="15pt" style:font-style-complex="normal" style:font-weight-complex="normal"/>
    </style:style>
    <style:style style:name="P9" style:family="paragraph" style:parent-style-name="Standard">
      <style:text-properties fo:font-size="15pt" fo:font-style="normal" fo:font-weight="normal" officeooo:rsid="00057f55" officeooo:paragraph-rsid="001e09fd" style:font-size-asian="15pt" style:font-style-asian="normal" style:font-weight-asian="normal" style:font-size-complex="15pt" style:font-style-complex="normal" style:font-weight-complex="normal"/>
    </style:style>
    <style:style style:name="P10" style:family="paragraph" style:parent-style-name="Standard">
      <style:text-properties fo:font-size="15pt" fo:font-style="normal" fo:font-weight="normal" officeooo:rsid="00057f55" officeooo:paragraph-rsid="00226cbf" style:font-size-asian="15pt" style:font-style-asian="normal" style:font-weight-asian="normal" style:font-size-complex="15pt" style:font-style-complex="normal" style:font-weight-complex="normal"/>
    </style:style>
    <style:style style:name="P11" style:family="paragraph" style:parent-style-name="Standard">
      <style:text-properties fo:font-size="15pt" fo:font-style="normal" fo:font-weight="normal" officeooo:rsid="0017198f" officeooo:paragraph-rsid="0017198f" style:font-size-asian="15pt" style:font-style-asian="normal" style:font-weight-asian="normal" style:font-size-complex="15pt" style:font-style-complex="normal" style:font-weight-complex="normal"/>
    </style:style>
    <style:style style:name="P12" style:family="paragraph" style:parent-style-name="Standard">
      <style:text-properties fo:font-size="15pt" fo:font-style="normal" fo:font-weight="normal" officeooo:rsid="00205552" officeooo:paragraph-rsid="0021acb8" style:font-size-asian="15pt" style:font-style-asian="normal" style:font-weight-asian="normal" style:font-size-complex="15pt" style:font-style-complex="normal" style:font-weight-complex="normal"/>
    </style:style>
    <style:style style:name="P13" style:family="paragraph" style:parent-style-name="Standard">
      <style:text-properties fo:font-size="15pt" fo:font-style="normal" fo:font-weight="normal" officeooo:rsid="0021acb8" officeooo:paragraph-rsid="0021acb8" style:font-size-asian="15pt" style:font-style-asian="normal" style:font-weight-asian="normal" style:font-size-complex="15pt" style:font-style-complex="normal" style:font-weight-complex="normal"/>
    </style:style>
    <style:style style:name="P14" style:family="paragraph" style:parent-style-name="Standard">
      <style:text-properties fo:font-size="15pt" fo:font-style="normal" fo:font-weight="normal" officeooo:rsid="0022dd87" officeooo:paragraph-rsid="0024248a" style:font-size-asian="15pt" style:font-style-asian="normal" style:font-weight-asian="normal" style:font-size-complex="15pt" style:font-style-complex="normal" style:font-weight-complex="normal"/>
    </style:style>
    <style:style style:name="P15" style:family="paragraph" style:parent-style-name="Standard">
      <style:text-properties fo:font-size="15pt" fo:font-style="normal" fo:font-weight="normal" officeooo:rsid="0022dd87" officeooo:paragraph-rsid="0025a6a0" style:font-size-asian="15pt" style:font-style-asian="normal" style:font-weight-asian="normal" style:font-size-complex="15pt" style:font-style-complex="normal" style:font-weight-complex="normal"/>
    </style:style>
    <style:style style:name="P16" style:family="paragraph" style:parent-style-name="Standard">
      <style:text-properties fo:font-size="15pt" fo:font-style="normal" fo:font-weight="normal" officeooo:rsid="0025a6a0" officeooo:paragraph-rsid="0025a6a0" style:font-size-asian="15pt" style:font-style-asian="normal" style:font-weight-asian="normal" style:font-size-complex="15pt" style:font-style-complex="normal" style:font-weight-complex="normal"/>
    </style:style>
    <style:style style:name="P17" style:family="paragraph" style:parent-style-name="Standard">
      <style:text-properties fo:font-size="15pt" officeooo:paragraph-rsid="00226cbf"/>
    </style:style>
    <style:style style:name="P18" style:family="paragraph" style:parent-style-name="Standard">
      <style:text-properties fo:font-variant="normal" fo:text-transform="none" fo:color="#101f42" loext:opacity="100%" style:font-name="var ff-primary" fo:font-size="15pt" fo:font-style="normal" fo:font-weight="normal" officeooo:rsid="000bd7b2" officeooo:paragraph-rsid="0017198f" style:font-size-asian="15pt" style:font-style-asian="normal" style:font-weight-asian="normal" style:font-size-complex="15pt" style:font-style-complex="normal" style:font-weight-complex="normal"/>
    </style:style>
    <style:style style:name="P19" style:family="paragraph" style:parent-style-name="Text_20_body">
      <style:text-properties fo:font-variant="normal" fo:text-transform="none" fo:color="#101f42" loext:opacity="100%" style:font-name="var ff-primary" fo:font-size="15pt" fo:font-style="normal" fo:font-weight="normal" officeooo:rsid="00057f55" officeooo:paragraph-rsid="00057f55" style:font-size-asian="15pt" style:font-style-asian="normal" style:font-weight-asian="normal" style:font-size-complex="15pt" style:font-style-complex="normal" style:font-weight-complex="normal"/>
    </style:style>
    <style:style style:name="P20" style:family="paragraph" style:parent-style-name="Text_20_body">
      <style:text-properties fo:font-variant="normal" fo:text-transform="none" fo:color="#101f42" loext:opacity="100%" style:font-name="var ff-primary" fo:font-size="15pt" fo:font-style="normal" fo:font-weight="normal" officeooo:rsid="00057f55" officeooo:paragraph-rsid="000cde44" style:font-size-asian="15pt" style:font-style-asian="normal" style:font-weight-asian="normal" style:font-size-complex="15pt" style:font-style-complex="normal" style:font-weight-complex="normal"/>
    </style:style>
    <style:style style:name="P21" style:family="paragraph" style:parent-style-name="Text_20_body">
      <style:text-properties fo:font-variant="normal" fo:text-transform="none" fo:color="#101f42" loext:opacity="100%" style:font-name="var ff-primary" fo:font-size="15pt" fo:font-style="normal" fo:font-weight="normal" officeooo:rsid="00057f55" officeooo:paragraph-rsid="00112f72" style:font-size-asian="15pt" style:font-style-asian="normal" style:font-weight-asian="normal" style:font-size-complex="15pt" style:font-style-complex="normal" style:font-weight-complex="normal"/>
    </style:style>
    <style:style style:name="P22" style:family="paragraph" style:parent-style-name="Text_20_body">
      <style:text-properties fo:font-variant="normal" fo:text-transform="none" fo:color="#101f42" loext:opacity="100%" style:font-name="var ff-primary" fo:font-size="15pt" fo:font-style="normal" fo:font-weight="normal" officeooo:rsid="00057f55" officeooo:paragraph-rsid="00160f74" style:font-size-asian="15pt" style:font-style-asian="normal" style:font-weight-asian="normal" style:font-size-complex="15pt" style:font-style-complex="normal" style:font-weight-complex="normal"/>
    </style:style>
    <style:style style:name="P23" style:family="paragraph" style:parent-style-name="Text_20_body">
      <style:text-properties fo:font-variant="normal" fo:text-transform="none" fo:color="#101f42" loext:opacity="100%" style:font-name="var ff-primary" fo:font-size="15pt" fo:font-style="normal" fo:font-weight="normal" officeooo:rsid="00057f55" officeooo:paragraph-rsid="001910ec" style:font-size-asian="15pt" style:font-style-asian="normal" style:font-weight-asian="normal" style:font-size-complex="15pt" style:font-style-complex="normal" style:font-weight-complex="normal"/>
    </style:style>
    <style:style style:name="P24" style:family="paragraph" style:parent-style-name="Text_20_body">
      <style:text-properties fo:font-variant="normal" fo:text-transform="none" fo:color="#101f42" loext:opacity="100%" style:font-name="var ff-primary" fo:font-size="15pt" fo:font-style="normal" fo:font-weight="normal" officeooo:rsid="00057f55" officeooo:paragraph-rsid="001e09fd" style:font-size-asian="15pt" style:font-style-asian="normal" style:font-weight-asian="normal" style:font-size-complex="15pt" style:font-style-complex="normal" style:font-weight-complex="normal"/>
    </style:style>
    <style:style style:name="P25" style:family="paragraph" style:parent-style-name="Text_20_body">
      <style:text-properties fo:font-variant="normal" fo:text-transform="none" fo:color="#101f42" loext:opacity="100%" style:font-name="var ff-primary" fo:font-size="15pt" fo:font-style="normal" fo:font-weight="normal" officeooo:rsid="0007ea81" officeooo:paragraph-rsid="0007ea81" style:font-size-asian="15pt" style:font-style-asian="normal" style:font-weight-asian="normal" style:font-size-complex="15pt" style:font-style-complex="normal" style:font-weight-complex="normal"/>
    </style:style>
    <style:style style:name="P26" style:family="paragraph" style:parent-style-name="Text_20_body">
      <style:text-properties fo:font-variant="normal" fo:text-transform="none" fo:color="#101f42" loext:opacity="100%" style:font-name="var ff-primary" fo:font-size="15pt" fo:font-style="normal" fo:font-weight="normal" officeooo:rsid="00090cb3" officeooo:paragraph-rsid="00090cb3" style:font-size-asian="15pt" style:font-style-asian="normal" style:font-weight-asian="normal" style:font-size-complex="15pt" style:font-style-complex="normal" style:font-weight-complex="normal"/>
    </style:style>
    <style:style style:name="P27" style:family="paragraph" style:parent-style-name="Text_20_body">
      <style:text-properties fo:font-variant="normal" fo:text-transform="none" fo:color="#101f42" loext:opacity="100%" style:font-name="var ff-primary" fo:font-size="15pt" fo:font-style="normal" fo:font-weight="normal" officeooo:rsid="000a46f7" officeooo:paragraph-rsid="000a46f7" style:font-size-asian="15pt" style:font-style-asian="normal" style:font-weight-asian="normal" style:font-size-complex="15pt" style:font-style-complex="normal" style:font-weight-complex="normal"/>
    </style:style>
    <style:style style:name="P28" style:family="paragraph" style:parent-style-name="Text_20_body">
      <style:text-properties fo:font-variant="normal" fo:text-transform="none" fo:color="#101f42" loext:opacity="100%" style:font-name="var ff-primary" fo:font-size="15pt" fo:font-style="normal" fo:font-weight="normal" officeooo:rsid="000cde44" officeooo:paragraph-rsid="000cde44" style:font-size-asian="15pt" style:font-style-asian="normal" style:font-weight-asian="normal" style:font-size-complex="15pt" style:font-style-complex="normal" style:font-weight-complex="normal"/>
    </style:style>
    <style:style style:name="P29" style:family="paragraph" style:parent-style-name="Text_20_body">
      <style:text-properties fo:font-variant="normal" fo:text-transform="none" fo:color="#101f42" loext:opacity="100%" style:font-name="var ff-primary" fo:font-size="15pt" fo:font-style="normal" fo:font-weight="normal" officeooo:rsid="000cde44" officeooo:paragraph-rsid="000d8d24" style:font-size-asian="15pt" style:font-style-asian="normal" style:font-weight-asian="normal" style:font-size-complex="15pt" style:font-style-complex="normal" style:font-weight-complex="normal"/>
    </style:style>
    <style:style style:name="P30" style:family="paragraph" style:parent-style-name="Text_20_body">
      <style:text-properties fo:font-variant="normal" fo:text-transform="none" fo:color="#101f42" loext:opacity="100%" style:font-name="var ff-primary" fo:font-size="15pt" fo:font-style="normal" fo:font-weight="normal" officeooo:rsid="001910ec" officeooo:paragraph-rsid="0019c7f0" style:font-size-asian="15pt" style:font-style-asian="normal" style:font-weight-asian="normal" style:font-size-complex="15pt" style:font-style-complex="normal" style:font-weight-complex="normal"/>
    </style:style>
    <style:style style:name="P31" style:family="paragraph" style:parent-style-name="Text_20_body">
      <style:text-properties fo:font-variant="normal" fo:text-transform="none" fo:color="#101f42" loext:opacity="100%" style:font-name="var ff-primary" fo:font-size="15pt" fo:font-style="normal" fo:font-weight="normal" officeooo:rsid="001910ec" officeooo:paragraph-rsid="001c971d" style:font-size-asian="15pt" style:font-style-asian="normal" style:font-weight-asian="normal" style:font-size-complex="15pt" style:font-style-complex="normal" style:font-weight-complex="normal"/>
    </style:style>
    <style:style style:name="P32" style:family="paragraph" style:parent-style-name="Text_20_body">
      <style:text-properties fo:font-variant="normal" fo:text-transform="none" fo:color="#101f42" loext:opacity="100%" style:font-name="var ff-primary" fo:font-size="15pt" fo:font-style="normal" fo:font-weight="normal" officeooo:rsid="001a17fc" officeooo:paragraph-rsid="001dd566" style:font-size-asian="15pt" style:font-style-asian="normal" style:font-weight-asian="normal" style:font-size-complex="15pt" style:font-style-complex="normal" style:font-weight-complex="normal"/>
    </style:style>
    <style:style style:name="P33" style:family="paragraph" style:parent-style-name="Text_20_body">
      <style:text-properties fo:font-variant="normal" fo:text-transform="none" fo:color="#101f42" loext:opacity="100%" style:font-name="var ff-primary" fo:font-size="13pt" fo:font-style="normal" fo:font-weight="normal" officeooo:rsid="0007ea81" officeooo:paragraph-rsid="0007ea81" style:font-size-asian="13pt" style:font-style-asian="normal" style:font-weight-asian="normal" style:font-size-complex="13pt" style:font-style-complex="normal" style:font-weight-complex="normal"/>
    </style:style>
    <style:style style:name="P34" style:family="paragraph" style:parent-style-name="Heading_20_3">
      <style:text-properties fo:font-variant="normal" fo:text-transform="none" fo:color="#101f42" loext:opacity="100%" style:font-name="var ff-primary" fo:font-size="15pt" fo:font-style="normal" fo:font-weight="normal" officeooo:rsid="00057f55" officeooo:paragraph-rsid="0021acb8" style:font-size-asian="15pt" style:font-style-asian="normal" style:font-weight-asian="normal" style:font-size-complex="15pt" style:font-style-complex="normal" style:font-weight-complex="normal"/>
    </style:style>
    <style:style style:name="P35" style:family="paragraph" style:parent-style-name="Standard">
      <style:text-properties fo:font-size="15pt" fo:font-style="normal" fo:font-weight="normal" officeooo:rsid="0025a6a0" officeooo:paragraph-rsid="0025a6a0" style:font-size-asian="15pt" style:font-style-asian="normal" style:font-weight-asian="normal" style:font-size-complex="15pt" style:font-style-complex="normal" style:font-weight-complex="normal"/>
    </style:style>
    <style:style style:name="P36" style:family="paragraph" style:parent-style-name="Standard">
      <style:text-properties fo:font-size="15pt" fo:font-style="normal" fo:font-weight="normal" officeooo:rsid="00057f55" officeooo:paragraph-rsid="00057f55" style:font-size-asian="15pt" style:font-style-asian="normal" style:font-weight-asian="normal" style:font-size-complex="15pt" style:font-style-complex="normal" style:font-weight-complex="normal"/>
    </style:style>
    <style:style style:name="P37" style:family="paragraph" style:parent-style-name="Standard">
      <style:text-properties fo:font-size="15pt" fo:font-style="normal" fo:font-weight="normal" officeooo:rsid="00057f55" officeooo:paragraph-rsid="0029789b" style:font-size-asian="15pt" style:font-style-asian="normal" style:font-weight-asian="normal" style:font-size-complex="15pt" style:font-style-complex="normal" style:font-weight-complex="normal"/>
    </style:style>
    <style:style style:name="P38" style:family="paragraph" style:parent-style-name="Standard">
      <style:text-properties fo:font-size="15pt" fo:font-style="normal" fo:font-weight="normal" officeooo:rsid="00057f55" officeooo:paragraph-rsid="0029ee0b" style:font-size-asian="15pt" style:font-style-asian="normal" style:font-weight-asian="normal" style:font-size-complex="15pt" style:font-style-complex="normal" style:font-weight-complex="normal"/>
    </style:style>
    <style:style style:name="P39" style:family="paragraph" style:parent-style-name="Standard">
      <style:text-properties fo:font-size="15pt" fo:font-style="normal" fo:font-weight="normal" officeooo:rsid="00057f55" officeooo:paragraph-rsid="002a3b23" style:font-size-asian="15pt" style:font-style-asian="normal" style:font-weight-asian="normal" style:font-size-complex="15pt" style:font-style-complex="normal" style:font-weight-complex="normal"/>
    </style:style>
    <style:style style:name="P40" style:family="paragraph" style:parent-style-name="Standard">
      <style:text-properties fo:font-variant="normal" fo:text-transform="none" fo:color="#101f42" loext:opacity="100%" style:font-name="var ff-primary" fo:font-size="15pt" fo:font-style="normal" fo:font-weight="normal" officeooo:rsid="00057f55" officeooo:paragraph-rsid="002ca6df" style:font-size-asian="15pt" style:font-style-asian="normal" style:font-weight-asian="normal" style:font-size-complex="15pt" style:font-style-complex="normal" style:font-weight-complex="normal"/>
    </style:style>
    <style:style style:name="P41" style:family="paragraph" style:parent-style-name="Text_20_body">
      <style:text-properties fo:font-variant="normal" fo:text-transform="none" fo:color="#101f42" loext:opacity="100%" style:font-name="var ff-primary" fo:font-size="15pt" fo:font-style="normal" fo:font-weight="normal" officeooo:rsid="001910ec" officeooo:paragraph-rsid="001910ec" style:font-size-asian="15pt" style:font-style-asian="normal" style:font-weight-asian="normal" style:font-size-complex="15pt" style:font-style-complex="normal" style:font-weight-complex="normal"/>
    </style:style>
    <style:style style:name="P42" style:family="paragraph" style:parent-style-name="Text_20_body">
      <style:text-properties fo:font-variant="normal" fo:text-transform="none" fo:color="#101f42" loext:opacity="100%" style:font-name="var ff-primary" fo:font-size="15pt" fo:font-style="normal" fo:font-weight="normal" officeooo:rsid="00057f55" officeooo:paragraph-rsid="0021acb8" style:font-size-asian="15pt" style:font-style-asian="normal" style:font-weight-asian="normal" style:font-size-complex="15pt" style:font-style-complex="normal" style:font-weight-complex="normal"/>
    </style:style>
    <style:style style:name="P43" style:family="paragraph" style:parent-style-name="Text_20_body">
      <style:text-properties fo:font-variant="normal" fo:text-transform="none" fo:color="#101f42" loext:opacity="100%" style:font-name="var ff-primary" fo:font-size="15pt" fo:font-style="normal" fo:font-weight="normal" officeooo:rsid="002ca6df" officeooo:paragraph-rsid="002d9b07" style:font-size-asian="15pt" style:font-style-asian="normal" style:font-weight-asian="normal" style:font-size-complex="15pt" style:font-style-complex="normal" style:font-weight-complex="normal"/>
    </style:style>
    <style:style style:name="P44" style:family="paragraph" style:parent-style-name="Text_20_body">
      <style:text-properties fo:font-size="15pt" fo:font-style="normal" fo:font-weight="normal" officeooo:rsid="002ca6df" officeooo:paragraph-rsid="002d9b07" style:font-size-asian="15pt" style:font-style-asian="normal" style:font-weight-asian="normal" style:font-size-complex="15pt" style:font-style-complex="normal" style:font-weight-complex="normal"/>
    </style:style>
    <style:style style:name="T1" style:family="text">
      <style:text-properties fo:text-transform="capitalize" fo:color="#101f42" loext:opacity="100%" style:font-name="Roboto" fo:letter-spacing="0.0311in"/>
    </style:style>
    <style:style style:name="T2" style:family="text">
      <style:text-properties fo:font-variant="normal" fo:text-transform="none" fo:color="#101f42" loext:opacity="100%" style:font-name="var ff-primary"/>
    </style:style>
    <style:style style:name="T3" style:family="text">
      <style:text-properties fo:font-variant="normal" fo:text-transform="none" fo:color="#101f42" loext:opacity="100%" style:font-name="var ff-primary" officeooo:rsid="000bd7b2"/>
    </style:style>
    <style:style style:name="T4" style:family="text">
      <style:text-properties fo:font-variant="normal" fo:text-transform="none" fo:color="#101f42" loext:opacity="100%" style:font-name="var ff-primary" officeooo:rsid="001a17fc"/>
    </style:style>
    <style:style style:name="T5" style:family="text">
      <style:text-properties fo:font-variant="normal" fo:text-transform="none" fo:color="#101f42" loext:opacity="100%" style:font-name="var ff-primary" officeooo:rsid="001de678"/>
    </style:style>
    <style:style style:name="T6" style:family="text">
      <style:text-properties fo:font-variant="normal" fo:text-transform="none" fo:color="#101f42" loext:opacity="100%" style:font-name="var ff-primary" officeooo:rsid="001dd566"/>
    </style:style>
    <style:style style:name="T7" style:family="text">
      <style:text-properties fo:font-variant="normal" fo:text-transform="none" fo:color="#101f42" loext:opacity="100%" style:font-name="var ff-primary" officeooo:rsid="0021acb8"/>
    </style:style>
    <style:style style:name="T8" style:family="text">
      <style:text-properties fo:font-variant="normal" fo:text-transform="none" fo:color="#101f42" loext:opacity="100%" style:font-name="var ff-primary" officeooo:rsid="002e6310"/>
    </style:style>
    <style:style style:name="T9" style:family="text">
      <style:text-properties officeooo:rsid="00090cb3"/>
    </style:style>
    <style:style style:name="T10" style:family="text">
      <style:text-properties officeooo:rsid="000a46f7"/>
    </style:style>
    <style:style style:name="T11" style:family="text">
      <style:text-properties officeooo:rsid="000bd7b2"/>
    </style:style>
    <style:style style:name="T12" style:family="text">
      <style:text-properties officeooo:rsid="000d8d24"/>
    </style:style>
    <style:style style:name="T13" style:family="text">
      <style:text-properties officeooo:rsid="000eff21"/>
    </style:style>
    <style:style style:name="T14" style:family="text">
      <style:text-properties officeooo:rsid="00107aa2"/>
    </style:style>
    <style:style style:name="T15" style:family="text">
      <style:text-properties officeooo:rsid="00112f72"/>
    </style:style>
    <style:style style:name="T16" style:family="text">
      <style:text-properties officeooo:rsid="00125211"/>
    </style:style>
    <style:style style:name="T17" style:family="text">
      <style:text-properties officeooo:rsid="0015931e"/>
    </style:style>
    <style:style style:name="T18" style:family="text">
      <style:text-properties officeooo:rsid="0017198f"/>
    </style:style>
    <style:style style:name="T19" style:family="text">
      <style:text-properties officeooo:rsid="0018aaf8"/>
    </style:style>
    <style:style style:name="T20" style:family="text">
      <style:text-properties officeooo:rsid="001910ec"/>
    </style:style>
    <style:style style:name="T21" style:family="text">
      <style:text-properties officeooo:rsid="0019c7f0"/>
    </style:style>
    <style:style style:name="T22" style:family="text">
      <style:text-properties officeooo:rsid="001a17fc"/>
    </style:style>
    <style:style style:name="T23" style:family="text">
      <style:text-properties fo:font-style="normal" fo:font-weight="normal" officeooo:rsid="00226cbf" style:font-size-asian="15pt" style:font-style-asian="normal" style:font-weight-asian="normal" style:font-size-complex="15pt" style:font-style-complex="normal" style:font-weight-complex="normal"/>
    </style:style>
    <style:style style:name="T24" style:family="text">
      <style:text-properties officeooo:rsid="001c971d"/>
    </style:style>
    <style:style style:name="T25" style:family="text">
      <style:text-properties officeooo:rsid="001d8f0c"/>
    </style:style>
    <style:style style:name="T26" style:family="text">
      <style:text-properties officeooo:rsid="001dd566"/>
    </style:style>
    <style:style style:name="T27" style:family="text">
      <style:text-properties officeooo:rsid="001de678"/>
    </style:style>
    <style:style style:name="T28" style:family="text">
      <style:text-properties officeooo:rsid="001e09fd" style:font-name-asian="NSimSun" style:font-name-complex="Arial"/>
    </style:style>
    <style:style style:name="T29" style:family="text">
      <style:text-properties officeooo:rsid="001ef75b"/>
    </style:style>
    <style:style style:name="T30" style:family="text">
      <style:text-properties officeooo:rsid="00205552"/>
    </style:style>
    <style:style style:name="T31" style:family="text">
      <style:text-properties officeooo:rsid="0021acb8"/>
    </style:style>
    <style:style style:name="T32" style:family="text">
      <style:text-properties officeooo:rsid="002261fb"/>
    </style:style>
    <style:style style:name="T33" style:family="text">
      <style:text-properties officeooo:rsid="00226cbf"/>
    </style:style>
    <style:style style:name="T34" style:family="text">
      <style:text-properties fo:color="#1a0dab" loext:opacity="100%" style:text-line-through-style="none" style:text-line-through-type="none" style:text-underline-style="none" style:text-blinking="false" loext:padding="0in" loext:border="none"/>
    </style:style>
    <style:style style:name="T35" style:family="text">
      <style:text-properties officeooo:rsid="0024248a"/>
    </style:style>
    <style:style style:name="T36" style:family="text">
      <style:text-properties officeooo:rsid="0025a6a0"/>
    </style:style>
    <style:style style:name="T37" style:family="text">
      <style:text-properties officeooo:rsid="0025eeb9"/>
    </style:style>
    <style:style style:name="T38" style:family="text">
      <style:text-properties officeooo:rsid="0026c94d"/>
    </style:style>
    <style:style style:name="T39" style:family="text">
      <style:text-properties officeooo:rsid="0026d889"/>
    </style:style>
    <style:style style:name="T40" style:family="text">
      <style:text-properties officeooo:rsid="002735f9"/>
    </style:style>
    <style:style style:name="T41" style:family="text">
      <style:text-properties officeooo:rsid="0029789b"/>
    </style:style>
    <style:style style:name="T42" style:family="text">
      <style:text-properties officeooo:rsid="0029ee0b"/>
    </style:style>
    <style:style style:name="T43" style:family="text">
      <style:text-properties officeooo:rsid="002b5e01"/>
    </style:style>
    <style:style style:name="T44" style:family="text">
      <style:text-properties officeooo:rsid="002ca6df"/>
    </style:style>
    <style:style style:name="T45" style:family="text">
      <style:text-properties officeooo:rsid="002d9b07"/>
    </style:style>
    <style:style style:name="T46" style:family="text">
      <style:text-properties officeooo:rsid="002e63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Social_lite – <text:span text:style-name="T11">general technical summary:</text:span></text:h>
      <text:p text:style-name="P42"><text:tab/><text:span text:style-name="T44">A simple social comment sharing web site.</text:span></text:p>
      <text:p text:style-name="P40"><text:span text:style-name="T40">The app i</text:span><text:span text:style-name="T46">s</text:span><text:span text:style-name="T40"> split into front-end side, built with React and </text:span><text:span text:style-name="T44">semantic-ui</text:span><text:span text:style-name="T40"> css library, and as server back-end side, Apollo server and GraphQl with MongoDB cloud database.</text:span></text:p>
      <text:p text:style-name="P43"><text:tab/>The back end deals with any client request to query or modify items in the database. The are two working models with <text:s/>which the app works, Users and Posts, made with mongoos<text:span text:style-name="T45">e</text:span> schema model and each has its functions for query and mutation. <text:span text:style-name="T45">Each new user or item creation or modification is handled with input error checking functions alongside authorization and permission verification. </text:span></text:p>
      <text:p text:style-name="P44"><text:span text:style-name="T2"><text:tab/></text:span><text:span text:style-name="T8">The front end is built with React and semantic-ui. Any user after successfully registered and logged in is presented to the home page being where it hosts all users posts, their interactions and comments and ability to post new post comments with tags. Alongside the home page there is the profile page with the users specific posts and profile editing setttings.</text:span></text:p>
      <text:p text:style-name="P39"><text:span text:style-name="T5"><text:tab/>The back-end side of the app is hosted on heroku</text:span><text:span text:style-name="T6"> </text:span><text:span text:style-name="T5">with graphql playground enabled for demonstrative purposes, and the front-end React part is hosted on netlify. <text:s/></text:span></text:p>
      <text:p text:style-name="P7"/>
      <text:h text:style-name="P6" text:outline-level="3">ChatLite – <text:span text:style-name="T11">general technical summary:</text:span></text:h>
      <text:p text:style-name="P7"><text:tab/><text:span text:style-name="T39">A web application focusing on being a messaging app.</text:span></text:p>
      <text:p text:style-name="P7"><text:tab/><text:span text:style-name="T40">The app si split into front-end side, built with React and react-bootstrap css library, and as server back-end side, Apollo server and GraphQl with MongoDB cloud database.</text:span></text:p>
      <text:p text:style-name="P37"><text:tab/><text:span text:style-name="T41">The server back-end side is responsible for creating users, and their messages, checking for authorizations and any database related modifications. Each user is stored in the database after a successful registrations using a register mutation alongside a register validator function that check for any user input errors. Then the user can log in, using a query with login validator, and has access to the other users, as contacts and their messages. The messages, like the users are instantiated from a user and a message schema model from mongoose. Each model has their own query and mutation type function.</text:span></text:p>
      <text:p text:style-name="P38"><text:soft-page-break/><text:span text:style-name="T41"><text:tab/>The front end client side is made with React and </text:span><text:span text:style-name="T42">react-bootstrap. Firstly a ApolloProvider wrap for the app is set up to link up the server and provide the authorization context for the present user by storing their token in the local storage. The user, after logged in, can use the right side of the app, where are the other users along with their latest message, to choose whomever to enter in a conversation and send/receive messages. <text:s text:c="2"/></text:span></text:p>
      <text:p text:style-name="P37"><text:span text:style-name="T5"><text:tab/>The back-end side of the app is hosted on heroku</text:span><text:span text:style-name="T6"> </text:span><text:span text:style-name="T5">with graphql playground enabled for demonstrative purposes, and the front-end React part is hosted on netlify. <text:s/></text:span></text:p>
      <text:p text:style-name="P7"/>
      <text:p text:style-name="P7"/>
      <text:h text:style-name="P6" text:outline-level="3">RichesTraker – <text:span text:style-name="T11">general technical summary:</text:span></text:h>
      <text:p text:style-name="P10"><text:tab/><text:span text:style-name="T33">A web application for storing, tracking and evaluating monetary activities from daily to monthly use. </text:span></text:p>
      <text:p text:style-name="P17"><text:span text:style-name="T23"><text:tab/>The app is made with Django framework utilising </text:span><text:a xlink:type="simple" xlink:href="https://azure.microsoft.com/en-us/services/postgresql/" text:style-name="Internet_20_link" text:visited-style-name="Visited_20_Internet_20_Link">PostgreSQL</text:a><text:span text:style-name="T34"> </text:span><text:span text:style-name="T23">database.</text:span></text:p>
      <text:p text:style-name="P14">The project main application, where are the settings for database, debug, hosting settings and static files handling, also <text:span text:style-name="T35">works with apps for each specific django model that holds its migrations, specific view functions, forms, templates and urls. </text:span></text:p>
      <text:p text:style-name="P15"><text:tab/><text:span text:style-name="T36">A </text:span>brief description: </text:p>
      <text:p text:style-name="P16"><text:tab/>users: managing users registrations and login, page authorization handling, host for home page, navbar about and bug-report template pages.</text:p>
      <text:p text:style-name="P15"><text:tab/><text:span text:style-name="T37">info: hosting the calendar focus template and graph ilustration templates</text:span></text:p>
      <text:p text:style-name="P15"><text:tab/><text:span text:style-name="T37">goals: handling creating and storing other actions for financial goals</text:span></text:p>
      <text:p text:style-name="P15"><text:tab/><text:span text:style-name="T37">investments: holding investments plans with their setups and actions</text:span></text:p>
      <text:p text:style-name="P15"><text:tab/><text:span text:style-name="T37">savings: having all the savings jars with their specific actions</text:span></text:p>
      <text:p text:style-name="P15"><text:tab/><text:span text:style-name="T37">records: the core functionality of the app, storing all the monetary record created by the user and being used by all the complementary apps for different types of illustrations </text:span></text:p>
      <text:p text:style-name="P15"/>
      <text:p text:style-name="P16">Complementary add-on apps: <text:span text:style-name="T37">Bootstrap library, </text:span>Data<text:span text:style-name="T38">T</text:span>ables, FullCalendar, <text:span text:style-name="T37">Zingchart.</text:span> </text:p>
      <text:p text:style-name="P10"/>
      <text:p text:style-name="P10"><text:span text:style-name="T33">The app is published on heroku hosting service. </text:span><text:tab/></text:p>
      <text:p text:style-name="P7"/>
      <text:p text:style-name="P7"/>
      <text:h text:style-name="P5" text:outline-level="3">Compoun<text:span text:style-name="T28">d</text:span> Interest Simulator – <text:span text:style-name="T11">general technical summary:</text:span></text:h>
      <text:p text:style-name="P24"/>
      <text:p text:style-name="P7"><text:tab/><text:span text:style-name="T29">A Web application designed to </text:span><text:span text:style-name="T30">simulate and illustrate the effects of compound interest in a financial, long term decision of investing money. This is </text:span><text:soft-page-break/><text:span text:style-name="T30">accomplished by allowing the user to create, tweak and render a table of values build upon the last calculated value on defined settings.</text:span></text:p>
      <text:p text:style-name="P7"><text:tab/><text:span text:style-name="T30">The application is split into a back-end server and a front-end client side.</text:span></text:p>
      <text:p text:style-name="P7"/>
      <text:p text:style-name="P12">The back-end is build with Apollo server and GraphQL client where it handles and stores the users and their created investment plans. <text:span text:style-name="T31">The database used for this app is </text:span><text:span text:style-name="T4">MongoDB </text:span><text:span text:style-name="T7">cloud database service.</text:span><text:span text:style-name="T4"> </text:span><text:s/>Firstly the user has to registered and log in by calling specific function that handle the user creation, input error checking, passing unique user tokens and tying plans and to their respective owners. The server works with two models, user and plans with their resolvers <text:span text:style-name="T31">(</text:span>queries and mutation in the database<text:span text:style-name="T31">)</text:span>. </text:p>
      <text:p text:style-name="P12"/>
      <text:p text:style-name="P13">The front-end is made with React <text:span text:style-name="T32">and Semantic UI (css library)</text:span> and is responsible for calling and rendering data from the server. After a user is successfully registered and/or logged in, he/she has access to the home page where stores a saved plans on the right side and a input from in the center with respective parameters in simulating an investment plan (like: initial investment, length in years, interest rate, return on investment percentage and monthly contribution). After clicking on the simulate button a table is rendered with the values and can be saved for later comparisons.</text:p>
      <text:p text:style-name="P13"/>
      <text:p text:style-name="P9"><text:tab/><text:span text:style-name="T5">The back-end side of the app is hosted on heroku</text:span><text:span text:style-name="T6"> </text:span><text:span text:style-name="T5">with graphql playground enabled for demonstrative purpuses, and the front-end React part is hosted on netlify. <text: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4" text:outline-level="3">Shopping List – <text:span text:style-name="T11">general technical summary:</text:span></text:h>
      <text:p text:style-name="P23"><text:tab/><text:span text:style-name="T20">A web application designed to replace paper shopping list writing and discarding.</text:span></text:p>
      <text:p text:style-name="P41">The app is split in front-end and back-end sides where :</text:p>
      <text:p text:style-name="P31"><text:span text:style-name="T22">The b</text:span>ack-end <text:span text:style-name="T22">is set up</text:span> <text:span text:style-name="T22">u</text:span><text:span text:style-name="T21">sing GraphQl client with Apollo Server </text:span><text:span text:style-name="T22">linked with a cloud database service provided by MongoDB. The <text:s/>backend </text:span><text:span text:style-name="T24">server </text:span><text:span text:style-name="T22">holds a simple shopping item model, using Schema for configuring the object for the mongoose model, with its respective proprieties. </text:span><text:span text:style-name="T24">There are resolvers for items like <text:s/>queries (for getting all the items) and mutations(for example creating, editing, striking, and removing items) made to the database based on the input received from the front-end side of the app.</text:span></text:p>
      <text:p text:style-name="P30"/>
      <text:p text:style-name="P32">The front end is build with React. <text:span text:style-name="T25">The first thing the app does is setting the connection to the back-end server, using ApolloProvider, setting up a client with the uri link to the server location (either local or on a hosting server) and wrapping the app with it.</text:span> <text:span text:style-name="T26">The app uses three components, A form for adding new items, a item list for handling item functions like edit or remove and the items iterated inside the list. Each items displays the name, state (stroked or not) edit and remove buttons. All calls to the back-end server are handled by graphql tags (like FETCH_ITEMS, RENAME_ITEM_MUTATION, etc) and apollo react-hooks using the tags and parameters triggered by the user input.</text:span></text:p>
      <text:p text:style-name="P32"><text:span text:style-name="T26"><text:tab/></text:span><text:span text:style-name="T27">The back-end side of the app is hosted on heroku</text:span><text:span text:style-name="T26"> </text:span><text:span text:style-name="T27">with graphql playground enabled for demonstrative purposes, and the front-end React part is hosted on netlify. <text:s/></text:span></text:p>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line-break/><text:span text:style-name="T1">Color Generator</text:span> <text:span text:style-name="T2">– </text:span><text:span text:style-name="T3">general technical summary:</text:span></text:p>
      <text:p text:style-name="P18"><text:tab/><text:span text:style-name="T18">A web app that ,after the user sets up the parameters, generates and illustrates three different palletes of colors from a root value. The colors are displayed side by side with differing saturation.</text:span></text:p>
      <text:p text:style-name="P18"><text:tab/><text:span text:style-name="T18">There are three SingularColor components having each a set root color function for setting the state color value and a state for holding the list of generated colors. </text:span></text:p>
      <text:p text:style-name="P18"><text:tab/><text:span text:style-name="T18">The Values function is called to generate</text:span><text:span text:style-name="T19">s</text:span><text:span text:style-name="T18"> a list of 10 differing values of the root hex color </text:span><text:span text:style-name="T19">while also handling input errors. </text:span><text:span text:style-name="T18"><text:s/></text:span></text:p>
      <text:p text:style-name="P11"/>
      <text:p text:style-name="P11"/>
      <text:p text:style-name="P11"/>
      <text:p text:style-name="P11"/>
      <text:p text:style-name="P11"/>
      <text:p text:style-name="P11"/>
      <text:p text:style-name="P11"/>
      <text:h text:style-name="P3" text:outline-level="3">Simple Menu – <text:span text:style-name="T11">general technical summary:</text:span></text:h>
      <text:p text:style-name="P21"/>
      <text:p text:style-name="P21"><text:soft-page-break/><text:tab/><text:span text:style-name="T15">Simulating a restaurant menu with filtering items based on their time of day serving period. </text:span><text:span text:style-name="T17">The core idea is that the app receives the menu data unfiltered, where the filtering process falls on the app to figure out based on the received items.</text:span></text:p>
      <text:p text:style-name="P22"><text:tab/><text:span text:style-name="T15">Firstly the AllCategories array of categories is build dynamically from the received data and its current selection of items. </text:span><text:span text:style-name="T16">Then the Categories component is built with the array of <text:s/>categories and returns a filtered menu button</text:span><text:span text:style-name="T17">s</text:span><text:span text:style-name="T16"> for each unique category. </text:span></text:p>
      <text:p text:style-name="P22"><text:span text:style-name="T16"><text:tab/>Then it sends its selected category back to the main app through a function, setting the state of the selected menu items and builds the Menu component with the selected category returning all mapped and filtered items, deconstructing </text:span><text:span text:style-name="T17">and displaying </text:span><text:span text:style-name="T16">their properties. <text:s/></text:span><text:span text:style-name="T15"><text:s text:c="2"/></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 text:outline-level="3"><text:soft-page-break/>Simple Chat – <text:span text:style-name="T11">general technical summary:</text:span></text:h>
      <text:p text:style-name="P20"/>
      <text:p text:style-name="P20"/>
      <text:p text:style-name="P28">Login: login functionality using uuidv4 module to create a new id.</text:p>
      <text:p text:style-name="P28"/>
      <text:p text:style-name="P28">The main App is wrapped with two context proider components: </text:p>
      <text:p text:style-name="P29"><text:tab/>ContactsProvider – which provides the saved contacts from the local storage, <text:span text:style-name="T12">the function for creating new contacts and</text:span> returning the id and name of the contacts;</text:p>
      <text:p text:style-name="P29"><text:s/><text:tab/>ConversationsProvider – which provides the conversation <text:span text:style-name="T12">and </text:span>messages, stored in the local storage, based on the logged in user id, <text:s/><text:span text:style-name="T12">function for creating conversations with other users and function for adding messages in set conversations.</text:span> </text:p>
      <text:p text:style-name="P29"><text:tab/><text:span text:style-name="T12">The app is built with components like the dashboard that holds the sidebar </text:span><text:span text:style-name="T13">split into conversations and contacts. In the conversations tab the user can create new conversations by choosing another user by entering its id from its contacts list. In the contacts tab the user can add new contacts by providing their id and a complementary name. The other component is the openConversation which holds the messages from the selected select</text:span><text:span text:style-name="T14">e</text:span><text:span text:style-name="T13">d user from contacts lists, </text:span><text:span text:style-name="T14">and the input form for sending new messages.</text:span><text:span text:style-name="T13"> </text:span></text:p>
      <text:p text:style-name="P28"/>
      <text:p text:style-name="P19"/>
      <text:p text:style-name="P19"/>
      <text:p text:style-name="P19"/>
      <text:p text:style-name="P19"/>
      <text:p text:style-name="P19"/>
      <text:p text:style-name="P19"><text:soft-page-break/></text:p>
      <text:h text:style-name="P1" text:outline-level="3">Simple Sudoku – <text:span text:style-name="T11">general technical summary:</text:span></text:h>
      <text:p text:style-name="P19"/>
      <text:p text:style-name="P19"/>
      <text:p text:style-name="P26">The Sudoku table is constructed by generating 10 rows with 10 cells component<text:span text:style-name="T10">s</text:span> each (a 10X10 matrix), each row has a cell component <text:span text:style-name="T10">with each unique props passed down representing its positions and number coming from the “hint” values or from the user input value. </text:span></text:p>
      <text:p text:style-name="P19"/>
      <text:p text:style-name="P27">Each cell component holds values for the coordonates in the sudoku table (or matrix) and values for its css styling based on its status, holding number and mouse hover or selected styling. </text:p>
      <text:p text:style-name="P27"/>
      <text:p text:style-name="P25"><text:span text:style-name="T10">The f</text:span>unction processKeyPress(event) <text:span text:style-name="T9">after a cell is selected by clicking, it</text:span> <text:span text:style-name="T9">takes the pressed keyboard number and displays it on the table cell. All operations are done by loading and changing cells classNames. <text:s/></text:span></text:p>
      <text:p text:style-name="P25"/>
      <text:p text:style-name="P33">Passed through the checktable() function that verifies, by the sudoku rules, if the current table, taken as a matrix, is correct and returns a boolean true/false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Roboto" svg:font-family="Roboto, sans-serif"/>
    <style:font-face style:name="var ff-primary" svg:font-family="'var ff-primary'"/>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5-09T15:44:14.973000000</dc:date>
    <meta:editing-duration>PT2H21M17S</meta:editing-duration>
    <meta:editing-cycles>20</meta:editing-cycles>
    <meta:document-statistic meta:table-count="0" meta:image-count="0" meta:object-count="0" meta:page-count="8" meta:paragraph-count="56" meta:word-count="1656" meta:character-count="10395" meta:non-whitespace-character-count="8709"/>
  </office:meta>
</office:document-meta>
</file>